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ic Sans MS" svg:font-family="'Comic Sans MS'"/>
    <style:font-face style:name="Courier New" svg:font-family="'Courier New'"/>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Courier New" fo:font-size="11.2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Comic Sans MS" fo:font-size="11.25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internal-source-marker_0.13051386661441233"/><text:a xlink:type="simple" xlink:href="http://cs.curs.pub.ro/2011/mod/assignment/view.php?id=4934">Tema 3</text:a><text:span text:style-name="T1"> - Trimiterea de mesaje folosind socketi TCP</text:span><text:line-break/><text:line-break/><text:span text:style-name="T2">Data publicarii: 09.04.2012</text:span><text:line-break/><text:span text:style-name="T2">Data ultimei modificari a enuntului: 09.04.2012</text:span><text:line-break/><text:span text:style-name="T2">Termen de predare: 24.04.2012, ora 23:55</text:span><text:line-break/><text:span text:style-name="T2">Responsabil: Catalin Leordeanu (catalin.leordeanu@cs.pub.ro)</text:span><text:line-break/><text:line-break/><text:line-break/><text:span text:style-name="T1">Obiective</text:span><text:line-break/><text:span text:style-name="T2">Scopul temei este realizarea unui sistem de partajare a fișierelor în rețea. Obiectivele temei sunt:</text:span><text:line-break/><text:span text:style-name="T4">• </text:span><text:span text:style-name="T2">Înțelegerea mecanismelor de dezvoltare a aplicațiilor folosind sockets.</text:span><text:line-break/><text:span text:style-name="T4">• </text:span><text:span text:style-name="T2">Dezvoltarea unei aplicații practice de tip client-server ce folosește sockets.</text:span><text:line-break/><text:line-break/><text:span text:style-name="T1">Descrierea temei</text:span><text:line-break/><text:span text:style-name="T2">Se cere dezvoltarea unei aplicatii client-server folosind socketi TCP pentru schimbul de mesaje si fisiere. În cadrul sistemului se consideră existența a două tipuri de entități: clienți și un server central ce ajută la descoperirea clienților.</text:span><text:line-break/><text:line-break/><text:span text:style-name="T2">La pornire serverul va primi ca parametru un port pe care va asculta cereri de conexiune. Modul de apelare al serverului este:</text:span><text:line-break/><text:line-break/><text:span text:style-name="T5">./server 1334</text:span><text:line-break/><text:line-break/><text:span text:style-name="T2">Un client va primi ca parametru al execuției un nume cu ajutorul căruia se va identifica în sistem și adresa și portul serverului central de descoperire (se consideră existența unui singur astfel de server în sistem). Modul de rulare al unui client este urmatorul:</text:span><text:line-break/><text:line-break/><text:span text:style-name="T5">./client nume_client 192.168.1.1 1334</text:span><text:line-break/><text:line-break/><text:span text:style-name="T2">Serverul va fi folosit pentru descoperirea clientilor conectati iar trimiterea de mesaje si de fisiere se va realiza direct intre clienti. Atat serverul cat si clientii vor porni un server socket si vor folosi apelul select pentru multiplexarea comunicatiei.</text:span><text:line-break/><text:line-break/><text:span text:style-name="T1">Functionalitate</text:span><text:line-break/><text:span text:style-name="T2">La pornire serverul va crea un socket si va astepta cereri de conexiune pe portul specificat. Un client se conectează la serverul central și trimite datele de identificare (numele primit la pornire, portul pe care asculta eventuale cereri de conexiune). Serverul poate răspunde cu accept sau reject, în funcție de numele clientului (dacă deja există un client în sistem cu respectivul nume deoarece nu sunt admise duplicate de nume). Serverul va retine pentru fiecare client conectat adresa IP si portul pe care acesta asculta.</text:span><text:line-break/><text:line-break/><text:span text:style-name="T2">Dupa conectarea la server un client poate primi urmatoarele comenzi de la tastatura:</text:span><text:line-break/><text:line-break/><text:span text:style-name="T6">1)</text:span><text:span text:style-name="T4"> </text:span><text:span text:style-name="T5">listclients</text:span><text:line-break/><text:span text:style-name="T2">Clientul trimite o cerere serverului care ii va intoarce lista tuturor clientilor conectati. Lista clientilor va fi afisata la consola.</text:span><text:line-break/><text:line-break/><text:span text:style-name="T2">2) </text:span><text:span text:style-name="T5">infoclient nume_client</text:span><text:line-break/><text:span text:style-name="T2">I se cer serverului si se vor afisa informatii suplimentare despre un client. Serverul va intoarce numele clientului, portul pe care acesta asculta si timpul scurs de la conectarea acestuia la server.</text:span><text:line-break/><text:line-break/><text:soft-page-break/><text:span text:style-name="T2">3) </text:span><text:span text:style-name="T5">message nume_client mesaj</text:span><text:line-break/><text:span text:style-name="T2">Se trimite un mesaj unui alt client. Aceasta se face prin realizarea unei conexiuni directe la clientul care trebuie sa primeasca mesajul. Clientul destinatie va afisa mesajul primit si numele clientului de la care l-a primit.</text:span><text:line-break/><text:line-break/><text:span text:style-name="T2">4) </text:span><text:span text:style-name="T5">sharefile nume_fisier</text:span><text:line-break/><text:span text:style-name="T2">Se trimite un mesaj serverului prin care anunta faptul ca se partajeaza un nou fisier. Serverul doar va inregistra numele noului fisier in lista asociata clientului respectiv. </text:span><text:line-break/><text:line-break/><text:span text:style-name="T2">5) </text:span><text:span text:style-name="T5">unsharefile nume_fisier</text:span><text:line-break/><text:span text:style-name="T2">Se trimite un mesaj serverului continand numele fisierului care trebuie sters din lista fisierelor partajate. </text:span><text:line-break/><text:line-break/><text:span text:style-name="T2">6) </text:span><text:span text:style-name="T5">getshare nume_client</text:span><text:line-break/><text:span text:style-name="T2">Se trimite un mesaj serverului prin care se cere lista fisierelor partajate de catre un anumit client.</text:span><text:line-break/><text:line-break/><text:span text:style-name="T2">7) </text:span><text:span text:style-name="T5">getfile nume_client nume_fisier</text:span><text:line-break/><text:span text:style-name="T2">Se transfera un fisier de la un alt client. Acest lucru se face printr-o conexiune directa la clientul sursa. Trimiterea unui fisier trebuie facuta in segmente de maxim 1024B si intre doua bucati transferate sa verificati daca aveti cumva o noua comanda de executat din partea utilizatorului. Este nevoie de acest mecanism pentru ca un client sa nu fie blocat in timpul transferului si sa poata sa primeasca si alte comenzi. Clientul a primi fisierul sub numele </text:span><text:span text:style-name="T3">nume_fisier_primit</text:span><text:span text:style-name="T2">.</text:span><text:line-break/><text:line-break/><text:span text:style-name="T2">8) </text:span><text:span text:style-name="T5">quit</text:span><text:line-break/><text:span text:style-name="T2">Clientul trimite un mesaj serverului prin care anunta ca va parasi sistemul, inchide toate conexiunile si iese.</text:span><text:line-break/><text:line-break/><text:span text:style-name="T2">Serverul poate primi de la tastatura doar urmatoarele comenzi:</text:span><text:line-break/><text:span text:style-name="T2">1) </text:span><text:span text:style-name="T5">status</text:span><text:line-break/><text:span text:style-name="T2">Afiseaza lista clientilor conectati, adresele lor ip, porturile si fisierele pe care le partajeaza</text:span><text:line-break/><text:line-break/><text:span text:style-name="T2">2) </text:span><text:span text:style-name="T5">quit</text:span><text:line-break/><text:span text:style-name="T2">Se inchide serverul. Cand clientii detecteaza ca a fost inchisa conexiunea cu serverul vor iesi si ei.</text:span><text:line-break/><text:line-break/><text:span text:style-name="T2">Serverul si clientii pot apela comenzile in orice ordine. Serverul central trebuie să mențină intern un socket pe care ascultă cereri de noi conexiuni din partea clienților. Un client odată conectat și înregistrat poate menține conexiunea respectivă și o poate refolosi pentru schimbul de mesaje. Se vor trata cazurile de eroare in comunicatie, de exemplu daca se incearca trimiterea unui mesaj catre un client care nu exista.</text:span><text:line-break/><text:line-break/><text:span text:style-name="T1">Cerinte privind realizarea temei</text:span><text:line-break/><text:span text:style-name="T2">Tema (client și server) va fi realizată folosind sockets stream (peste TCP) în C sau C++. Apelurile de sistem și mecanismele necesare pentru realizarea temei sunt descrise pe larg în suportul de curs și în cadrul laboratorului de socketi TCP.</text:span><text:line-break/><text:span text:style-name="T2">Formatele de mesaje și protocolul de comunicație folosit în implementarea aplicației trebuie să fie descrise în fișierul Readme (cu justificare asupra alegerii). Este necesara si uploadarea unui makefile in arhiva temei. Pentru multiplexarea comunicației folosiți apelul select (studiat în cadrul laboratorului). Nu aveți voie să folosiți crearea de procese sau fire de execuție. Rezumați-vă la folosirea apelului selec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omic Sans MS" svg:font-family="'Comic Sans MS'"/>
    <style:font-face style:name="Courier New" svg:font-family="'Courier New'"/>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7T20:55:14</meta:creation-date>
    <dc:date>2012-04-17T20:55:32</dc:date>
    <meta:editing-duration>P0D</meta:editing-duration>
    <meta:editing-cycles>1</meta:editing-cycles>
    <meta:document-statistic meta:table-count="0" meta:image-count="0" meta:object-count="0" meta:page-count="2" meta:paragraph-count="1" meta:word-count="790" meta:character-count="5257" meta:non-whitespace-character-count="4443"/>
    <meta:generator>LibreOffice/3.5$Linux_X86_64 LibreOffice_project/350m1$Build-202</meta:generator>
  </office:meta>
</office:document-meta>
</file>